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0.84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STAT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0</text:p>
          </table:table-cell>
          <table:table-cell office:value-type="string" calcext:value-type="string">
            <text:p>ODD_EVEN_N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ND_I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ND_I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6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I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6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I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2:22:12.40367946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8T22:37:51.482308756</dc:date>
    <meta:editing-duration>PT8H23M24S</meta:editing-duration>
    <meta:editing-cycles>46</meta:editing-cycles>
    <meta:document-statistic meta:table-count="1" meta:cell-count="175" meta:object-count="0"/>
  </office:meta>
</office:document-meta>
</file>